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IEMPO SIN SOLUCION</text:p>
          </table:table-cell>
          <table:table-cell table:number-columns-repeated="3"/>
          <table:table-cell office:value-type="string" calcext:value-type="string">
            <text:p>TIEMPO CAMINO SIMPLE</text:p>
          </table:table-cell>
          <table:table-cell table:number-columns-repeated="3"/>
          <table:table-cell office:value-type="string" calcext:value-type="string">
            <text:p>TIEMPO PEOR CASO</text:p>
          </table:table-cell>
          <table:table-cell table:number-columns-repeated="3"/>
          <table:table-cell office:value-type="string" calcext:value-type="string">
            <text:p>TIEMPO CASO RAN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72" calcext:value-type="float">
            <text:p>63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92" calcext:value-type="float">
            <text:p>102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23" calcext:value-type="float">
            <text:p>88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802" calcext:value-type="float">
            <text:p>98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763" calcext:value-type="float">
            <text:p>117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664" calcext:value-type="float">
            <text:p>166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744" calcext:value-type="float">
            <text:p>127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585" calcext:value-type="float">
            <text:p>2058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214" calcext:value-type="float">
            <text:p>142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684" calcext:value-type="float">
            <text:p>156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586" calcext:value-type="float">
            <text:p>205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605" calcext:value-type="float">
            <text:p>19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605" calcext:value-type="float">
            <text:p>19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957" calcext:value-type="float">
            <text:p>269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997" calcext:value-type="float">
            <text:p>249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096" calcext:value-type="float">
            <text:p>2009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839" calcext:value-type="float">
            <text:p>328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194" calcext:value-type="float">
            <text:p>1519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428" calcext:value-type="float">
            <text:p>284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586" calcext:value-type="float">
            <text:p>2058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484" calcext:value-type="float">
            <text:p>504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155" calcext:value-type="float">
            <text:p>1715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819" calcext:value-type="float">
            <text:p>338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565" calcext:value-type="float">
            <text:p>215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7346" calcext:value-type="float">
            <text:p>5734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2546" calcext:value-type="float">
            <text:p>2254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563" calcext:value-type="float">
            <text:p>4656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036" calcext:value-type="float">
            <text:p>230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678" calcext:value-type="float">
            <text:p>6567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036" calcext:value-type="float">
            <text:p>230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013" calcext:value-type="float">
            <text:p>490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506" calcext:value-type="float">
            <text:p>2450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3520" calcext:value-type="float">
            <text:p>735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487" calcext:value-type="float">
            <text:p>2548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3424" calcext:value-type="float">
            <text:p>534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957" calcext:value-type="float">
            <text:p>269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2833" calcext:value-type="float">
            <text:p>8283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8428" calcext:value-type="float">
            <text:p>284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1757" calcext:value-type="float">
            <text:p>6175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8918" calcext:value-type="float">
            <text:p>289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5773" calcext:value-type="float">
            <text:p>8577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858" calcext:value-type="float">
            <text:p>318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9599" calcext:value-type="float">
            <text:p>695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9898" calcext:value-type="float">
            <text:p>298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2145" calcext:value-type="float">
            <text:p>921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8421" calcext:value-type="float">
            <text:p>7842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819" calcext:value-type="float">
            <text:p>338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2438" calcext:value-type="float">
            <text:p>1024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622" calcext:value-type="float">
            <text:p>436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7734" calcext:value-type="float">
            <text:p>877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89" calcext:value-type="float">
            <text:p>3528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0865" calcext:value-type="float">
            <text:p>13086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112" calcext:value-type="float">
            <text:p>4411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8027" calcext:value-type="float">
            <text:p>980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230" calcext:value-type="float">
            <text:p>382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4590" calcext:value-type="float">
            <text:p>14459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478" calcext:value-type="float">
            <text:p>1004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701" calcext:value-type="float">
            <text:p>397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9001" calcext:value-type="float">
            <text:p>1490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7346" calcext:value-type="float">
            <text:p>5734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7339" calcext:value-type="float">
            <text:p>10733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171" calcext:value-type="float">
            <text:p>4117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9001" calcext:value-type="float">
            <text:p>1490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0287" calcext:value-type="float">
            <text:p>6028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8320" calcext:value-type="float">
            <text:p>1083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5093" calcext:value-type="float">
            <text:p>4509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7823" calcext:value-type="float">
            <text:p>1578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1267" calcext:value-type="float">
            <text:p>6126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2921" calcext:value-type="float">
            <text:p>15292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503" calcext:value-type="float">
            <text:p>4950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6448" calcext:value-type="float">
            <text:p>1764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1559" calcext:value-type="float">
            <text:p>715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6352" calcext:value-type="float">
            <text:p>15635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2444" calcext:value-type="float">
            <text:p>524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0859" calcext:value-type="float">
            <text:p>18085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5481" calcext:value-type="float">
            <text:p>7548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7823" calcext:value-type="float">
            <text:p>15782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405" calcext:value-type="float">
            <text:p>544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5271" calcext:value-type="float">
            <text:p>18527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2833" calcext:value-type="float">
            <text:p>828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5665" calcext:value-type="float">
            <text:p>16566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5875" calcext:value-type="float">
            <text:p>558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7231" calcext:value-type="float">
            <text:p>18723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4793" calcext:value-type="float">
            <text:p>8479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3997" calcext:value-type="float">
            <text:p>1739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5875" calcext:value-type="float">
            <text:p>5587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0172" calcext:value-type="float">
            <text:p>19017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0478" calcext:value-type="float">
            <text:p>10047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4487" calcext:value-type="float">
            <text:p>17448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6855" calcext:value-type="float">
            <text:p>5685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4386" calcext:value-type="float">
            <text:p>20438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378" calcext:value-type="float">
            <text:p>10537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7428" calcext:value-type="float">
            <text:p>1774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6855" calcext:value-type="float">
            <text:p>5685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3698" calcext:value-type="float">
            <text:p>21369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13711" calcext:value-type="float">
            <text:p>1137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3310" calcext:value-type="float">
            <text:p>1833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7836" calcext:value-type="float">
            <text:p>578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3991" calcext:value-type="float">
            <text:p>22399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7530" calcext:value-type="float">
            <text:p>1475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0661" calcext:value-type="float">
            <text:p>19066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9306" calcext:value-type="float">
            <text:p>5930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4773" calcext:value-type="float">
            <text:p>23477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59783" calcext:value-type="float">
            <text:p>15978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2623" calcext:value-type="float">
            <text:p>1926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1267" calcext:value-type="float">
            <text:p>6126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7224" calcext:value-type="float">
            <text:p>2372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60763" calcext:value-type="float">
            <text:p>16076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4583" calcext:value-type="float">
            <text:p>19458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2247" calcext:value-type="float">
            <text:p>6224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1438" calcext:value-type="float">
            <text:p>25143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9389" calcext:value-type="float">
            <text:p>17938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3895" calcext:value-type="float">
            <text:p>20389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5678" calcext:value-type="float">
            <text:p>6567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2418" calcext:value-type="float">
            <text:p>25241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82820" calcext:value-type="float">
            <text:p>1828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1737" calcext:value-type="float">
            <text:p>2117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639" calcext:value-type="float">
            <text:p>676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5850" calcext:value-type="float">
            <text:p>25585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4583" calcext:value-type="float">
            <text:p>19458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22031" calcext:value-type="float">
            <text:p>22203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1069" calcext:value-type="float">
            <text:p>7106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6632" calcext:value-type="float">
            <text:p>26663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5563" calcext:value-type="float">
            <text:p>19556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32323" calcext:value-type="float">
            <text:p>23232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1069" calcext:value-type="float">
            <text:p>7106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69573" calcext:value-type="float">
            <text:p>26957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03405" calcext:value-type="float">
            <text:p>20340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43106" calcext:value-type="float">
            <text:p>24310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520" calcext:value-type="float">
            <text:p>7352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75455" calcext:value-type="float">
            <text:p>27545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13208" calcext:value-type="float">
            <text:p>21320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4869" calcext:value-type="float">
            <text:p>25486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6461" calcext:value-type="float">
            <text:p>7646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0846" calcext:value-type="float">
            <text:p>28084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20559" calcext:value-type="float">
            <text:p>2205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55359" calcext:value-type="float">
            <text:p>2553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9402" calcext:value-type="float">
            <text:p>794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3787" calcext:value-type="float">
            <text:p>28378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26931" calcext:value-type="float">
            <text:p>22693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62221" calcext:value-type="float">
            <text:p>26222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81852" calcext:value-type="float">
            <text:p>8185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4079" calcext:value-type="float">
            <text:p>29407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28402" calcext:value-type="float">
            <text:p>22840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66142" calcext:value-type="float">
            <text:p>26614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85284" calcext:value-type="float">
            <text:p>8528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0941" calcext:value-type="float">
            <text:p>3009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47517" calcext:value-type="float">
            <text:p>2475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77906" calcext:value-type="float">
            <text:p>27790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8224" calcext:value-type="float">
            <text:p>882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01922" calcext:value-type="float">
            <text:p>30192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49478" calcext:value-type="float">
            <text:p>24947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13195" calcext:value-type="float">
            <text:p>31319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0184" calcext:value-type="float">
            <text:p>9018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19077" calcext:value-type="float">
            <text:p>31907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63692" calcext:value-type="float">
            <text:p>26369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25938" calcext:value-type="float">
            <text:p>32593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1164" calcext:value-type="float">
            <text:p>911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42603" calcext:value-type="float">
            <text:p>34260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74475" calcext:value-type="float">
            <text:p>27447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49465" calcext:value-type="float">
            <text:p>34946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4596" calcext:value-type="float">
            <text:p>9459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44074" calcext:value-type="float">
            <text:p>34407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96531" calcext:value-type="float">
            <text:p>29653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55836" calcext:value-type="float">
            <text:p>35583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7536" calcext:value-type="float">
            <text:p>9753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75442" calcext:value-type="float">
            <text:p>37544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24468" calcext:value-type="float">
            <text:p>32446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65149" calcext:value-type="float">
            <text:p>36514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00478" calcext:value-type="float">
            <text:p>10047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77893" calcext:value-type="float">
            <text:p>37789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25448" calcext:value-type="float">
            <text:p>3254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85150" calcext:value-type="float">
            <text:p>3851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87231" calcext:value-type="float">
            <text:p>18723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49452" calcext:value-type="float">
            <text:p>44945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36231" calcext:value-type="float">
            <text:p>33623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JOR CAS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EMPO SIN EJ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50" calcext:value-type="float">
            <text:p>24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51" calcext:value-type="float">
            <text:p>24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51" calcext:value-type="float">
            <text:p>24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51" calcext:value-type="float">
            <text:p>24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51" calcext:value-type="float">
            <text:p>24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51" calcext:value-type="float">
            <text:p>24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51" calcext:value-type="float">
            <text:p>24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41" calcext:value-type="float">
            <text:p>2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41" calcext:value-type="float">
            <text:p>2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41" calcext:value-type="float">
            <text:p>2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431" calcext:value-type="float">
            <text:p>34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31" calcext:value-type="float">
            <text:p>34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31" calcext:value-type="float">
            <text:p>34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431" calcext:value-type="float">
            <text:p>34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31" calcext:value-type="float">
            <text:p>34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921" calcext:value-type="float">
            <text:p>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411" calcext:value-type="float">
            <text:p>44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411" calcext:value-type="float">
            <text:p>44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411" calcext:value-type="float">
            <text:p>44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411" calcext:value-type="float">
            <text:p>44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411" calcext:value-type="float">
            <text:p>44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901" calcext:value-type="float">
            <text:p>49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901" calcext:value-type="float">
            <text:p>49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902" calcext:value-type="float">
            <text:p>49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02" calcext:value-type="float">
            <text:p>49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902" calcext:value-type="float">
            <text:p>49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902" calcext:value-type="float">
            <text:p>49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391" calcext:value-type="float">
            <text:p>53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391" calcext:value-type="float">
            <text:p>53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392" calcext:value-type="float">
            <text:p>53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392" calcext:value-type="float">
            <text:p>53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881" calcext:value-type="float">
            <text:p>58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881" calcext:value-type="float">
            <text:p>58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881" calcext:value-type="float">
            <text:p>58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881" calcext:value-type="float">
            <text:p>58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882" calcext:value-type="float">
            <text:p>58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882" calcext:value-type="float">
            <text:p>58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882" calcext:value-type="float">
            <text:p>5882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Hoja1.C57:Hoja1.C1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9:51:53.309609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00:33:53.257780942</meta:creation-date>
    <dc:date>2016-10-05T20:01:21.135020832</dc:date>
    <meta:editing-duration>PT1H8M42S</meta:editing-duration>
    <meta:editing-cycles>3</meta:editing-cycles>
    <meta:generator>LibreOffice/4.2.8.2$Linux_x86 LibreOffice_project/420m0$Build-2</meta:generator>
    <meta:document-statistic meta:table-count="1" meta:cell-count="496" meta:object-count="0"/>
  </office:meta>
</office:document-meta>
</file>